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2" style:family="paragraph" style:parent-style-name="Title" style:master-page-name="Standard">
      <style:paragraph-properties fo:margin-top="0cm" fo:margin-bottom="0.353cm" loext:contextual-spacing="false"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h.c3w5q4l810fz"/>Granica Przyzwoitości</text:p>
      <text:p text:style-name="P1">Pewne wydarzenia skłoniły mnie do napisania tego felietonu. W tym krótkim artykule zajmę się granicą przyzwoitości, czyli tym, czego w dzisiejszych czasach brakuje wielu ludziom (choć w innych nie żyłam, więc w sumie nie wiem, czy było inaczej). Po co? Gwoli przypomnienia oraz by niektórzy się ogarnęli w tym, co robią. Szczególnie że przemawiam do fandomu kolorowych koni.</text:p>
      <text:p text:style-name="P1">Jestem publicystą, nie filozofem, teologiem czy etykiem. Ale jestem też kimś jeszcze – człowiekiem takim samym jak i inni. Mam swoje zasady i granice przyzwoitości, których się trzymam. Są rzeczy, których się nie robi. Po prostu i nie trzeba do tego sobie dorabiać głębszej filozofii, kary boskiej czy pały z zachowania.</text:p>
      <text:p text:style-name="P1">Przebywamy w środowisku silnie zwirtualizowanym, co szczególnie mocno wypacza nam wiele spraw i łatwo zapominamy, że za śmiesznym nickiem i kolorowym avatarem kryje się drugi człowiek. Czego nie należy robić? Świadomie krzywdzić innych. Oczywiście czym innym jest konstruktywna krytyka czy wyzywanie się ze znajomymi, gdzie wiemy, że oni wiedzą, że to tylko zabawa, a czym innym jest robienie głupich żarcików innym osobom. Każdy jest inny. Do jednego możesz się zwracać „Ty parszywy komuchu!” i się nie obrazi, a drugiemu powiesz jakiś w twoim mniemaniu niewinny żarcik i sprawisz mu ogromną przykrość.</text:p>
      <text:p text:style-name="P1">Nie jesteśmy w stanie uniknąć sytuacji, w której niechcący kogoś zranimy. Wypadki chodzą po ludziach. Ale w sytuacji, w której doszło do nieporozumienia lepiej sobie sprawę spokojnie wyjaśnić i nie upierać się jak osioł, że nasz głupi dowcip był spoko, a ten drugi jest „gupi” i się czepia. Nie, bądźmy odpowiedzialni za to, co robimy i pamiętajmy, że nasze niewinne intencje mogą być czasami błędnie odczytane jako atak. Nie obwiniajmy się, ale też nie zapominajmy przeprosić.</text:p>
      <text:p text:style-name="P1">Inną kwestią, którą poruszę jest celowe rozpowszechnianie fałszywych informacji na czyjś temat bądź podszywanie się pod kogoś. Jeśli coś usłyszeliśmy jako plotkę, to zaznaczmy, że nie jesteśmy tego pewni. Serio, nie jest miłą rzeczą dowiedzieć się, że rzekomo popiera się pedofilię. To niestety autentyk z mojego życia. Oczywiście pedofilię potępiam całkowicie, więc możecie się domyślić, jak wielkie było moje oburzenie z tego powodu. Nie doczekałam się przeprosin.</text:p>
      <text:p text:style-name="P1">Kolejny problem dotyczy tematów takich jak religia czy polityka. Po każdej stronie są ludzie i parapety. Ale na miłość Bogini, ludzie, szanujcie się przy tym! Dyskutujcie spokojnie, przestańcie patrzeć stereotypowo, bądź oceniać całą grupę po zachowaniu paru jej członków. Może nie dojdziecie nigdy do całkowitej zgody, bo to niemożliwe, ale tolerujcie się i patrzcie na to, jakim kto jest człowiekiem. A ślepe zianie nienawiścią to jedynie przejaw głupoty. Bądźcie ponad podziały i starajcie się zrozumieć drugą stronę barykady, zamiast kisić się w swoich własnych sokach.</text:p>
      <text:p text:style-name="P1">Jasne, często w gronie znajomych się heheszkuje i „jeździ po” innych grupach lub pojedynczych osobach. Nie uważam by było w tym coś złego, jeśli traktujemy to jedynie jako żarty. To, że ktoś opowiada rasistowskie kawały nie czyni z niego od razu rasisty. Tak samo jak powiedzenie do kumpla „Ty debilu!” nie musi znaczyć, że się ma o nim takie zdanie.</text:p>
      <text:p text:style-name="P1"><text:soft-page-break/>Warto mieć dystans do siebie i świata, ale pamiętajmy, że nie wszyscy go mają i jeśli ktoś sobie nie życzy brać udziału w naszych żarcikach, to dajmy mu spokój. Czym innym jest wzajemne denerwowanie się dla zabawy, gdzie nasz „wróg” rozumie, co robimy – w końcu nikt nie mówił, że nie można kochać się nienawidzić – a czym innym wbijanie szpili. Niektórych tematów się przy pewnych ludziach nie porusza i należy to uszanowa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4T02:16:16.674000000</dc:date>
    <meta:editing-duration>PT1H11M25S</meta:editing-duration>
    <meta:document-statistic meta:table-count="0" meta:image-count="0" meta:object-count="0" meta:page-count="2" meta:paragraph-count="9" meta:word-count="560" meta:character-count="3609" meta:non-whitespace-character-count="3055"/>
  </office:meta>
</office:document-meta>
</file>